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9fc6" officeooo:paragraph-rsid="00029fc6"/>
    </style:style>
    <style:style style:name="P2" style:family="paragraph" style:parent-style-name="Standard">
      <style:text-properties officeooo:rsid="00039b7f" officeooo:paragraph-rsid="00039b7f"/>
    </style:style>
    <style:style style:name="P3" style:family="paragraph" style:parent-style-name="Standard">
      <style:text-properties officeooo:rsid="000547c3" officeooo:paragraph-rsid="000547c3"/>
    </style:style>
    <style:style style:name="P4" style:family="paragraph" style:parent-style-name="Standard">
      <style:text-properties officeooo:rsid="0005514e" officeooo:paragraph-rsid="0005514e"/>
    </style:style>
    <style:style style:name="P5" style:family="paragraph" style:parent-style-name="Standard">
      <style:text-properties officeooo:rsid="0007da4c" officeooo:paragraph-rsid="0007da4c"/>
    </style:style>
    <style:style style:name="P6" style:family="paragraph" style:parent-style-name="Standard">
      <style:text-properties officeooo:rsid="00097851" officeooo:paragraph-rsid="00097851"/>
    </style:style>
    <style:style style:name="P7" style:family="paragraph" style:parent-style-name="Standard">
      <style:text-properties officeooo:rsid="000aca27" officeooo:paragraph-rsid="000aca27"/>
    </style:style>
    <style:style style:name="P8" style:family="paragraph" style:parent-style-name="Standard">
      <style:text-properties officeooo:rsid="000b52fa" officeooo:paragraph-rsid="000b52fa"/>
    </style:style>
    <style:style style:name="P9" style:family="paragraph" style:parent-style-name="Standard">
      <style:text-properties officeooo:rsid="000b52fa" officeooo:paragraph-rsid="000aca27"/>
    </style:style>
    <style:style style:name="P10" style:family="paragraph" style:parent-style-name="Standard">
      <style:text-properties officeooo:rsid="000bca5a" officeooo:paragraph-rsid="000c442d"/>
    </style:style>
    <style:style style:name="P11" style:family="paragraph" style:parent-style-name="Standard">
      <style:text-properties officeooo:rsid="000c442d" officeooo:paragraph-rsid="000c442d"/>
    </style:style>
    <style:style style:name="P12" style:family="paragraph" style:parent-style-name="Standard">
      <style:text-properties officeooo:rsid="000df316" officeooo:paragraph-rsid="000df316"/>
    </style:style>
    <style:style style:name="P13" style:family="paragraph" style:parent-style-name="Standard">
      <style:text-properties officeooo:rsid="00105125" officeooo:paragraph-rsid="00105125"/>
    </style:style>
    <style:style style:name="P14" style:family="paragraph" style:parent-style-name="Standard">
      <style:text-properties officeooo:rsid="0010f570" officeooo:paragraph-rsid="0010f570"/>
    </style:style>
    <style:style style:name="P15" style:family="paragraph" style:parent-style-name="Standard">
      <style:text-properties fo:font-weight="bold" officeooo:rsid="00133ec1" officeooo:paragraph-rsid="00133ec1" style:font-weight-asian="bold" style:font-weight-complex="bold"/>
    </style:style>
    <style:style style:name="P16" style:family="paragraph" style:parent-style-name="Standard">
      <style:text-properties fo:font-weight="bold" officeooo:rsid="00029fc6" officeooo:paragraph-rsid="00029fc6" style:font-weight-asian="bold" style:font-weight-complex="bold"/>
    </style:style>
    <style:style style:name="P17" style:family="paragraph" style:parent-style-name="Standard">
      <style:text-properties fo:font-weight="bold" officeooo:rsid="00039b7f" officeooo:paragraph-rsid="00039b7f" style:font-weight-asian="bold" style:font-weight-complex="bold"/>
    </style:style>
    <style:style style:name="P18" style:family="paragraph" style:parent-style-name="Standard">
      <style:text-properties fo:font-weight="bold" officeooo:rsid="0007da4c" officeooo:paragraph-rsid="0007da4c" style:font-weight-asian="bold" style:font-weight-complex="bold"/>
    </style:style>
    <style:style style:name="P19" style:family="paragraph" style:parent-style-name="Standard">
      <style:text-properties fo:font-weight="bold" officeooo:rsid="000aca27" officeooo:paragraph-rsid="000aca27" style:font-weight-asian="bold" style:font-weight-complex="bold"/>
    </style:style>
    <style:style style:name="P20" style:family="paragraph" style:parent-style-name="Standard">
      <style:text-properties fo:font-weight="bold" officeooo:rsid="000c442d" officeooo:paragraph-rsid="000c442d" style:font-weight-asian="bold" style:font-weight-complex="bold"/>
    </style:style>
    <style:style style:name="P21" style:family="paragraph" style:parent-style-name="Standard">
      <style:text-properties fo:font-weight="bold" officeooo:rsid="000df316" officeooo:paragraph-rsid="000df316" style:font-weight-asian="bold" style:font-weight-complex="bold"/>
    </style:style>
    <style:style style:name="P22" style:family="paragraph" style:parent-style-name="Standard">
      <style:text-properties fo:font-weight="bold" officeooo:rsid="0010f570" officeooo:paragraph-rsid="0010f570" style:font-weight-asian="bold" style:font-weight-complex="bold"/>
    </style:style>
    <style:style style:name="T1" style:family="text">
      <style:text-properties officeooo:rsid="000547c3"/>
    </style:style>
    <style:style style:name="T2" style:family="text">
      <style:text-properties officeooo:rsid="0005feec"/>
    </style:style>
    <style:style style:name="T3" style:family="text">
      <style:text-properties officeooo:rsid="00097851"/>
    </style:style>
    <style:style style:name="T4" style:family="text">
      <style:text-properties officeooo:rsid="000c442d"/>
    </style:style>
    <style:style style:name="T5" style:family="text">
      <style:text-properties officeooo:rsid="000e9303"/>
    </style:style>
    <style:style style:name="T6" style:family="text">
      <style:text-properties officeooo:rsid="000e9e28"/>
    </style:style>
    <style:style style:name="T7" style:family="text">
      <style:text-properties officeooo:rsid="00105125"/>
    </style:style>
    <style:style style:name="T8" style:family="text">
      <style:text-properties officeooo:rsid="001230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Lab 5 - Chris Park</text:p>
      <text:p text:style-name="P16"/>
      <text:p text:style-name="P16">Problem 1 Output:</text:p>
      <text:p text:style-name="P1"/>
      <text:p text:style-name="P1">desolis@blues:~/Dropbox/Ubuntu Transfer/Operating Systems/Lab5$ ./a.out </text:p>
      <text:p text:style-name="P1">goodbye from thread 6</text:p>
      <text:p text:style-name="P1">hello from thread 5</text:p>
      <text:p text:style-name="P1">goodbye from thread 4</text:p>
      <text:p text:style-name="P1">hello from thread 3</text:p>
      <text:p text:style-name="P1">goodbye from thread 2</text:p>
      <text:p text:style-name="P1">hello from thread 1</text:p>
      <text:p text:style-name="P1">desolis@blues:~/Dropbox/Ubuntu Transfer/Operating Systems/Lab5$ ./a.out </text:p>
      <text:p text:style-name="P1">goodbye from thread 6</text:p>
      <text:p text:style-name="P1">hello from thread 5</text:p>
      <text:p text:style-name="P1">goodbye from thread 4</text:p>
      <text:p text:style-name="P1">hello from thread 3</text:p>
      <text:p text:style-name="P1">goodbye from thread 2</text:p>
      <text:p text:style-name="P1">hello from thread 1</text:p>
      <text:p text:style-name="P1">desolis@blues:~/Dropbox/Ubuntu Transfer/Operating Systems/Lab5$ ./a.out </text:p>
      <text:p text:style-name="P1">goodbye from thread 4</text:p>
      <text:p text:style-name="P1">goodbye from thread 6</text:p>
      <text:p text:style-name="P1">hello from thread 5</text:p>
      <text:p text:style-name="P1">hello from thread 3</text:p>
      <text:p text:style-name="P1">goodbye from thread 2</text:p>
      <text:p text:style-name="P1">hello from thread 1</text:p>
      <text:p text:style-name="P1">desolis@blues:~/Dropbox/Ubuntu Transfer/Operating Systems/Lab5$ ./a.out </text:p>
      <text:p text:style-name="P1">hello from thread 5</text:p>
      <text:p text:style-name="P1">goodbye from thread 4</text:p>
      <text:p text:style-name="P1">goodbye from thread 6</text:p>
      <text:p text:style-name="P1">hello from thread 3</text:p>
      <text:p text:style-name="P1">goodbye from thread 2</text:p>
      <text:p text:style-name="P1">hello from thread 1</text:p>
      <text:p text:style-name="P1">desolis@blues:~/Dropbox/Ubuntu Transfer/Operating Systems/Lab5$ </text:p>
      <text:p text:style-name="P1"/>
      <text:p text:style-name="P17"><text:span text:style-name="T5">Problem</text:span> 2 Output <text:span text:style-name="T1">&amp; Answers</text:span>:</text:p>
      <text:p text:style-name="P2"/>
      <text:p text:style-name="P3">desolis@blues:~/Dropbox/Ubuntu Transfer/Operating Systems/Lab5$ ./a.out 10 5thread 0 is filling array element 0 with 100</text:p>
      <text:p text:style-name="P3">thread 1 is filling array element 1 with 101</text:p>
      <text:p text:style-name="P3">thread 2 is filling array element 2 with 102</text:p>
      <text:p text:style-name="P3">thread 3 is filling array element 3 with 103</text:p>
      <text:p text:style-name="P3">thread 4 is filling array element 4 with 104</text:p>
      <text:p text:style-name="P3">thread 0 is filling array element 5 with 105</text:p>
      <text:p text:style-name="P3">thread 1 is filling array element 6 with 106</text:p>
      <text:p text:style-name="P3">thread 2 is filling array element 7 with 107</text:p>
      <text:p text:style-name="P3">thread 3 is filling array element 8 with 108</text:p>
      <text:p text:style-name="P3">thread 4 is filling array element 9 with 109</text:p>
      <text:p text:style-name="P3">desolis@blues:~/Dropbox/Ubuntu Transfer/Operating Systems/Lab5$ </text:p>
      <text:p text:style-name="P3"/>
      <text:p text:style-name="P3"><text:soft-page-break/>a) this value is a pointer to a buffer used for the created thread, and stores the thread ID. This is used for subsequent calls that refer to the thread.</text:p>
      <text:p text:style-name="P4">b) <text:s/>pthread_join waits for the thread given as an argument to terminate, and cleans up resources used by the thread. This can lead to undefined behavior if multiple threads try to join simultaneously.</text:p>
      <text:p text:style-name="P4"/>
      <text:p text:style-name="P4">c) It is not required if you do not intend for the thread to terminate. If this is the case, then clean up is handles by the OS itself, which is probably a poor idea unless a situation specifically calls for the thread to continue and not rejoin. Perhaps running the thread detached would be the best choice in such a situation.</text:p>
      <text:p text:style-name="P4"/>
      <text:p text:style-name="P4">d) The tid represents a pointer to the buffer in use by the pthread with that ID.</text:p>
      <text:p text:style-name="P4"/>
      <text:p text:style-name="P4">e) <text:span text:style-name="T2">I suppose you could pass any tid, so long as that thread actually exists. If it doesn't then it would try to access random memory and would likely segfault.</text:span></text:p>
      <text:p text:style-name="P4"/>
      <text:p text:style-name="P18"><text:span text:style-name="T5">Problem</text:span> 3 Output &amp; Answers:</text:p>
      <text:p text:style-name="P5"/>
      <text:p text:style-name="P8">desolis@blues:~/Dropbox/Ubuntu Transfer/Operating Systems/Lab5$ ./a.out </text:p>
      <text:p text:style-name="P8">producer locking critical region</text:p>
      <text:p text:style-name="P8">producer producing 0</text:p>
      <text:p text:style-name="P8">producer signaling consumer to wake up</text:p>
      <text:p text:style-name="P8">producer releasing lock on critical region</text:p>
      <text:p text:style-name="P8">producer locking critical region</text:p>
      <text:p text:style-name="P8">producer producing 1</text:p>
      <text:p text:style-name="P8">producer signaling consumer to wake up</text:p>
      <text:p text:style-name="P8">producer releasing lock on critical region</text:p>
      <text:p text:style-name="P8">producer locking critical region</text:p>
      <text:p text:style-name="P8">producer producing 2</text:p>
      <text:p text:style-name="P8">buffer not empty, producer sleeping</text:p>
      <text:p text:style-name="P8">consumer locking critical region</text:p>
      <text:p text:style-name="P8">consumer consuming 1</text:p>
      <text:p text:style-name="P8">consumer signaling producer to wake up</text:p>
      <text:p text:style-name="P8">consumer releasing lock on critical region</text:p>
      <text:p text:style-name="P8">consumer locking critical region</text:p>
      <text:p text:style-name="P8">producer signaling consumer to wake up</text:p>
      <text:p text:style-name="P8">producer releasing lock on critical region</text:p>
      <text:p text:style-name="P8">producer locking critical region</text:p>
      <text:p text:style-name="P8">producer producing 3</text:p>
      <text:p text:style-name="P8">buffer not empty, producer sleeping</text:p>
      <text:p text:style-name="P8">consumer consuming 2</text:p>
      <text:p text:style-name="P8">consumer signaling producer to wake up</text:p>
      <text:p text:style-name="P8">consumer releasing lock on critical region</text:p>
      <text:p text:style-name="P8">consumer locking critical region</text:p>
      <text:p text:style-name="P8">producer signaling consumer to wake up</text:p>
      <text:p text:style-name="P8">producer releasing lock on critical region</text:p>
      <text:p text:style-name="P8">producer locking critical region</text:p>
      <text:p text:style-name="P8">producer producing 4</text:p>
      <text:p text:style-name="P8">buffer not empty, producer sleeping</text:p>
      <text:p text:style-name="P8">consumer consuming 3</text:p>
      <text:p text:style-name="P8"><text:soft-page-break/>consumer signaling producer to wake up</text:p>
      <text:p text:style-name="P8">consumer releasing lock on critical region</text:p>
      <text:p text:style-name="P8">consumer locking critical region</text:p>
      <text:p text:style-name="P8">producer signaling consumer to wake up</text:p>
      <text:p text:style-name="P8">producer releasing lock on critical region</text:p>
      <text:p text:style-name="P8">producer locking critical region</text:p>
      <text:p text:style-name="P8">producer producing 5</text:p>
      <text:p text:style-name="P8">buffer not empty, producer sleeping</text:p>
      <text:p text:style-name="P8">consumer consuming 4</text:p>
      <text:p text:style-name="P8">consumer signaling producer to wake up</text:p>
      <text:p text:style-name="P8">consumer releasing lock on critical region</text:p>
      <text:p text:style-name="P8">consumer locking critical region</text:p>
      <text:p text:style-name="P8">producer signaling consumer to wake up</text:p>
      <text:p text:style-name="P8">producer releasing lock on critical region</text:p>
      <text:p text:style-name="P8">producer locking critical region</text:p>
      <text:p text:style-name="P8">producer producing 6</text:p>
      <text:p text:style-name="P8">buffer not empty, producer sleeping</text:p>
      <text:p text:style-name="P8">consumer consuming 5</text:p>
      <text:p text:style-name="P8">consumer signaling producer to wake up</text:p>
      <text:p text:style-name="P8">consumer releasing lock on critical region</text:p>
      <text:p text:style-name="P8">consumer locking critical region</text:p>
      <text:p text:style-name="P8">producer signaling consumer to wake up</text:p>
      <text:p text:style-name="P8">producer releasing lock on critical region</text:p>
      <text:p text:style-name="P8">producer locking critical region</text:p>
      <text:p text:style-name="P8">producer producing 7</text:p>
      <text:p text:style-name="P8">buffer not empty, producer sleeping</text:p>
      <text:p text:style-name="P8"><text:s/></text:p>
      <text:p text:style-name="P5"/>
      <text:p text:style-name="P18"><text:span text:style-name="T4">Q</text:span>) In your own words, explain what pthread_cond_wait does.</text:p>
      <text:p text:style-name="P5"/>
      <text:p text:style-name="P5">pthread_condition_wait tells a calling thread to go to sleep dependent on a condition variable, <text:span text:style-name="T3">and</text:span> <text:span text:style-name="T3">releases a mutex, which must be locked prior to eh wait call, to let other processes continue. The thread remains asleep until a signal call to the state of the condition variable is sent.</text:span></text:p>
      <text:p text:style-name="P5"/>
      <text:p text:style-name="P6"><text:span text:style-name="T4">A)</text:span> The first parameter is the same as the process to be slept. If it were the reverse the producer would be locking down the consumer and vice versa, which will result in a deadlock. </text:p>
      <text:p text:style-name="P6"/>
      <text:p text:style-name="P19"><text:span text:style-name="T5">Problem</text:span> 4 Output &amp; Answers:</text:p>
      <text:p text:style-name="P7"/>
      <text:p text:style-name="P11">desolis@blues:~/Dropbox/Ubuntu Transfer/Operating Systems/Lab5$ ./a.out </text:p>
      <text:p text:style-name="P11">consumer locking critical region</text:p>
      <text:p text:style-name="P11">consumer consuming 1</text:p>
      <text:p text:style-name="P11">buffer is empty, consumer sleeping</text:p>
      <text:p text:style-name="P11">producer locking critical region</text:p>
      <text:p text:style-name="P11">producer producing 0</text:p>
      <text:p text:style-name="P11">producer signaling consumer to wake up</text:p>
      <text:p text:style-name="P11">producer releasing lock on critical region</text:p>
      <text:p text:style-name="P11">producer locking critical region</text:p>
      <text:p text:style-name="P11">buffer is empty, consumer sleeping</text:p>
      <text:p text:style-name="P11"><text:soft-page-break/>producer producing 1</text:p>
      <text:p text:style-name="P11">producer signaling consumer to wake up</text:p>
      <text:p text:style-name="P11">producer releasing lock on critical region</text:p>
      <text:p text:style-name="P11">producer locking critical region</text:p>
      <text:p text:style-name="P11">consumer signaling producer to wake up</text:p>
      <text:p text:style-name="P11">consumer releasing lock on critical region</text:p>
      <text:p text:style-name="P11">consumer locking critical region</text:p>
      <text:p text:style-name="P11">consumer consuming 2</text:p>
      <text:p text:style-name="P11">buffer is empty, consumer sleeping</text:p>
      <text:p text:style-name="P11">producer producing 2</text:p>
      <text:p text:style-name="P11">producer signaling consumer to wake up</text:p>
      <text:p text:style-name="P11">producer releasing lock on critical region</text:p>
      <text:p text:style-name="P11">producer locking critical region</text:p>
      <text:p text:style-name="P11">consumer signaling producer to wake up</text:p>
      <text:p text:style-name="P11">consumer releasing lock on critical region</text:p>
      <text:p text:style-name="P11">consumer locking critical region</text:p>
      <text:p text:style-name="P11">consumer consuming 3</text:p>
      <text:p text:style-name="P11">buffer is empty, consumer sleeping</text:p>
      <text:p text:style-name="P11">producer producing 3</text:p>
      <text:p text:style-name="P11">producer signaling consumer to wake up</text:p>
      <text:p text:style-name="P11">producer releasing lock on critical region</text:p>
      <text:p text:style-name="P11">producer locking critical region</text:p>
      <text:p text:style-name="P11">consumer signaling producer to wake up</text:p>
      <text:p text:style-name="P11">consumer releasing lock on critical region</text:p>
      <text:p text:style-name="P11">consumer locking critical region</text:p>
      <text:p text:style-name="P11">consumer consuming 4</text:p>
      <text:p text:style-name="P11">buffer is empty, consumer sleeping</text:p>
      <text:p text:style-name="P11">producer producing 4</text:p>
      <text:p text:style-name="P11">producer signaling consumer to wake up</text:p>
      <text:p text:style-name="P11">producer releasing lock on critical region</text:p>
      <text:p text:style-name="P11">producer locking critical region</text:p>
      <text:p text:style-name="P11">consumer signaling producer to wake up</text:p>
      <text:p text:style-name="P11">consumer releasing lock on critical region</text:p>
      <text:p text:style-name="P11">consumer locking critical region</text:p>
      <text:p text:style-name="P11">consumer consuming 5</text:p>
      <text:p text:style-name="P11">buffer is empty, consumer sleeping</text:p>
      <text:p text:style-name="P11">producer producing 5</text:p>
      <text:p text:style-name="P11">producer signaling consumer to wake up</text:p>
      <text:p text:style-name="P11">producer releasing lock on critical region</text:p>
      <text:p text:style-name="P11">producer locking critical region</text:p>
      <text:p text:style-name="P11">consumer signaling producer to wake up</text:p>
      <text:p text:style-name="P11">consumer releasing lock on critical region</text:p>
      <text:p text:style-name="P11">consumer locking critical region</text:p>
      <text:p text:style-name="P11">consumer consuming 6</text:p>
      <text:p text:style-name="P11">buffer is empty, consumer sleeping</text:p>
      <text:p text:style-name="P7"/>
      <text:p text:style-name="P19">Q) Did switching those two lines make a difference?</text:p>
      <text:p text:style-name="P9"/>
      <text:p text:style-name="P10"><text:span text:style-name="T4">A) </text:span>In problem 3 the <text:span text:style-name="T4">producer</text:span> only ever wakes up and produces one number at a time, and the consumer <text:soft-page-break/>never sleeps, it just waits for a lock on its critical region and consumes another, this always leaves the consumer a step behind the producer. <text:span text:style-name="T4">By having the consumer run first in this problem, it immediately sleeps after consuming the only number in the buffer. This puts the producer and the consumer in a alternating operation, with the producer producer one number, and sleeping long enough for the consumer to wake up and consume that number and return to sleep again. <text:s/>If the joins are switched it results in the consumer having the same behavior as the producer in the previous problem. It only ever wakes up to consume one number at a time, while the producer never sleeps. It appears that the initally created thread never sleeps because the second thread is always joined before the initial. Putting it in a kind of closed loop.</text:span></text:p>
      <text:p text:style-name="P10"/>
      <text:p text:style-name="P20"><text:span text:style-name="T5">Problem</text:span> 5 <text:span text:style-name="T5">Output</text:span>:</text:p>
      <text:p text:style-name="P11"/>
      <text:p text:style-name="P12">consumer consuming element 0</text:p>
      <text:p text:style-name="P12">consumer signaling producer to wake up</text:p>
      <text:p text:style-name="P12">consumer releasing lock on critical region</text:p>
      <text:p text:style-name="P12">consumer locking critical region</text:p>
      <text:p text:style-name="P12">buffer is empty, consumer sleeping</text:p>
      <text:p text:style-name="P12">producer producing element 0</text:p>
      <text:p text:style-name="P12">producer signaling consumer to wake up</text:p>
      <text:p text:style-name="P12">producer releasing lock on critical region</text:p>
      <text:p text:style-name="P12">producer locking critical region</text:p>
      <text:p text:style-name="P12">producer producing element 1</text:p>
      <text:p text:style-name="P12">producer signaling consumer to wake up</text:p>
      <text:p text:style-name="P12">producer releasing lock on critical region</text:p>
      <text:p text:style-name="P12">producer locking critical region</text:p>
      <text:p text:style-name="P12">producer producing element 2</text:p>
      <text:p text:style-name="P12">producer signaling consumer to wake up</text:p>
      <text:p text:style-name="P12">producer releasing lock on critical region</text:p>
      <text:p text:style-name="P12">producer locking critical region</text:p>
      <text:p text:style-name="P12">producer producing element 3</text:p>
      <text:p text:style-name="P12">producer signaling consumer to wake up</text:p>
      <text:p text:style-name="P12">producer releasing lock on critical region</text:p>
      <text:p text:style-name="P12">producer locking critical region</text:p>
      <text:p text:style-name="P12">producer producing element 4</text:p>
      <text:p text:style-name="P12">producer signaling consumer to wake up</text:p>
      <text:p text:style-name="P12">producer releasing lock on critical region</text:p>
      <text:p text:style-name="P12">producer locking critical region</text:p>
      <text:p text:style-name="P12">producer producing element 5</text:p>
      <text:p text:style-name="P12">producer signaling consumer to wake up</text:p>
      <text:p text:style-name="P12">producer releasing lock on critical region</text:p>
      <text:p text:style-name="P12">producer locking critical region</text:p>
      <text:p text:style-name="P12">producer producing element 6</text:p>
      <text:p text:style-name="P12">producer signaling consumer to wake up</text:p>
      <text:p text:style-name="P12">producer releasing lock on critical region</text:p>
      <text:p text:style-name="P12">producer locking critical region</text:p>
      <text:p text:style-name="P12">producer producing element 7</text:p>
      <text:p text:style-name="P12">producer signaling consumer to wake up</text:p>
      <text:p text:style-name="P12">producer releasing lock on critical region</text:p>
      <text:p text:style-name="P12">producer locking critical region</text:p>
      <text:p text:style-name="P12"><text:soft-page-break/>consumer consuming element 8</text:p>
      <text:p text:style-name="P12">consumer signaling producer to wake up</text:p>
      <text:p text:style-name="P12">consumer releasing lock on critical region</text:p>
      <text:p text:style-name="P12">consumer locking critical region</text:p>
      <text:p text:style-name="P12">consumer consuming element 7</text:p>
      <text:p text:style-name="P12">consumer signaling producer to wake up</text:p>
      <text:p text:style-name="P12">consumer releasing lock on critical region</text:p>
      <text:p text:style-name="P12">consumer locking critical region</text:p>
      <text:p text:style-name="P12">consumer consuming element 6</text:p>
      <text:p text:style-name="P12">consumer signaling producer to wake up</text:p>
      <text:p text:style-name="P12">consumer releasing lock on critical region</text:p>
      <text:p text:style-name="P12">consumer locking critical region</text:p>
      <text:p text:style-name="P12">consumer consuming element 5</text:p>
      <text:p text:style-name="P12">consumer signaling producer to wake up</text:p>
      <text:p text:style-name="P12">consumer releasing lock on critical region</text:p>
      <text:p text:style-name="P12">consumer locking critical region</text:p>
      <text:p text:style-name="P12">consumer consuming element 4</text:p>
      <text:p text:style-name="P12">consumer signaling producer to wake up</text:p>
      <text:p text:style-name="P12">consumer releasing lock on critical region</text:p>
      <text:p text:style-name="P12">consumer locking critical region</text:p>
      <text:p text:style-name="P12">consumer consuming element 3</text:p>
      <text:p text:style-name="P12">consumer signaling producer to wake up</text:p>
      <text:p text:style-name="P12">consumer releasing lock on critical region</text:p>
      <text:p text:style-name="P12">consumer locking critical region</text:p>
      <text:p text:style-name="P12">consumer consuming element 2</text:p>
      <text:p text:style-name="P12">consumer signaling producer to wake up</text:p>
      <text:p text:style-name="P12">consumer releasing lock on critical region</text:p>
      <text:p text:style-name="P12">consumer locking critical region</text:p>
      <text:p text:style-name="P12">consumer consuming element 1</text:p>
      <text:p text:style-name="P12">consumer signaling producer to wake up</text:p>
      <text:p text:style-name="P12">consumer releasing lock on critical region</text:p>
      <text:p text:style-name="P12">consumer locking critical region</text:p>
      <text:p text:style-name="P12">consumer consuming element 0</text:p>
      <text:p text:style-name="P12">consumer signaling producer to wake up</text:p>
      <text:p text:style-name="P12">consumer releasing lock on critical region</text:p>
      <text:p text:style-name="P12">consumer locking critical region</text:p>
      <text:p text:style-name="P12">buffer is empty, consumer sleeping</text:p>
      <text:p text:style-name="P12">producer producing element 0</text:p>
      <text:p text:style-name="P12">producer signaling consumer to wake up</text:p>
      <text:p text:style-name="P12">producer releasing lock on critical region</text:p>
      <text:p text:style-name="P12">producer locking critical region</text:p>
      <text:p text:style-name="P12">producer producing element 1</text:p>
      <text:p text:style-name="P12">producer signaling consumer to wake up</text:p>
      <text:p text:style-name="P12">producer releasing lock on critical region</text:p>
      <text:p text:style-name="P12">producer locking critical region</text:p>
      <text:p text:style-name="P12">producer producing element 2</text:p>
      <text:p text:style-name="P12">producer signaling consumer to wake up</text:p>
      <text:p text:style-name="P12">producer releasing lock on critical region</text:p>
      <text:p text:style-name="P12">producer locking critical region</text:p>
      <text:p text:style-name="P12"><text:soft-page-break/>producer producing element 3</text:p>
      <text:p text:style-name="P12">producer signaling consumer to wake up</text:p>
      <text:p text:style-name="P12">producer releasing lock on critical region</text:p>
      <text:p text:style-name="P12">producer locking critical region</text:p>
      <text:p text:style-name="P12">producer producing element 4</text:p>
      <text:p text:style-name="P12">producer signaling consumer to wake up</text:p>
      <text:p text:style-name="P12">producer releasing lock on critical region</text:p>
      <text:p text:style-name="P12">producer locking critical region</text:p>
      <text:p text:style-name="P12">producer producing element 5</text:p>
      <text:p text:style-name="P12">producer signaling consumer to wake up</text:p>
      <text:p text:style-name="P12">producer releasing lock on critical region</text:p>
      <text:p text:style-name="P12">producer locking critical region</text:p>
      <text:p text:style-name="P12">producer producing element 6</text:p>
      <text:p text:style-name="P12">producer signaling consumer to wake up</text:p>
      <text:p text:style-name="P12">producer releasing lock on critical region</text:p>
      <text:p text:style-name="P12">producer locking critical region</text:p>
      <text:p text:style-name="P12">producer producing element 7</text:p>
      <text:p text:style-name="P12">producer signaling consumer to wake up</text:p>
      <text:p text:style-name="P12">producer releasing lock on critical region</text:p>
      <text:p text:style-name="P12">producer locking critical region</text:p>
      <text:p text:style-name="P12">producer producing element 8</text:p>
      <text:p text:style-name="P12">producer signaling consumer to wake up</text:p>
      <text:p text:style-name="P12">producer releasing lock on critical region</text:p>
      <text:p text:style-name="P12">producer locking critical region</text:p>
      <text:p text:style-name="P12">producer producing element 9</text:p>
      <text:p text:style-name="P12">producer signaling consumer to wake up</text:p>
      <text:p text:style-name="P12">producer releasing lock on critical region</text:p>
      <text:p text:style-name="P12">producer locking critical region</text:p>
      <text:p text:style-name="P12">producer producing element 10</text:p>
      <text:p text:style-name="P12">producer signaling consumer to wake up</text:p>
      <text:p text:style-name="P12">producer releasing lock on critical region</text:p>
      <text:p text:style-name="P12">producer locking critical region</text:p>
      <text:p text:style-name="P12">producer producing element 11</text:p>
      <text:p text:style-name="P12">producer signaling consumer to wake up</text:p>
      <text:p text:style-name="P12">producer releasing lock on critical region</text:p>
      <text:p text:style-name="P12">producer locking critical region</text:p>
      <text:p text:style-name="P12">producer producing element 12</text:p>
      <text:p text:style-name="P12">producer signaling consumer to wake up</text:p>
      <text:p text:style-name="P12">producer releasing lock on critical region</text:p>
      <text:p text:style-name="P12">producer locking critical region</text:p>
      <text:p text:style-name="P12">producer producing element 13</text:p>
      <text:p text:style-name="P12">producer signaling consumer to wake up</text:p>
      <text:p text:style-name="P12">producer releasing lock on critical region</text:p>
      <text:p text:style-name="P12">producer locking critical region</text:p>
      <text:p text:style-name="P12">producer producing element 14</text:p>
      <text:p text:style-name="P12">producer signaling consumer to wake up</text:p>
      <text:p text:style-name="P12">producer releasing lock on critical region</text:p>
      <text:p text:style-name="P12">producer locking critical region</text:p>
      <text:p text:style-name="P12">producer producing element 15</text:p>
      <text:p text:style-name="P12"><text:soft-page-break/>producer signaling consumer to wake up</text:p>
      <text:p text:style-name="P12">producer releasing lock on critical region</text:p>
      <text:p text:style-name="P12">producer locking critical region</text:p>
      <text:p text:style-name="P12">producer producing element 16</text:p>
      <text:p text:style-name="P12">producer signaling consumer to wake up</text:p>
      <text:p text:style-name="P12">producer releasing lock on critical region</text:p>
      <text:p text:style-name="P12">producer locking critical region</text:p>
      <text:p text:style-name="P12">producer producing element 17</text:p>
      <text:p text:style-name="P12">producer signaling consumer to wake up</text:p>
      <text:p text:style-name="P12">producer releasing lock on critical region</text:p>
      <text:p text:style-name="P12">producer locking critical region</text:p>
      <text:p text:style-name="P12">producer producing element 18</text:p>
      <text:p text:style-name="P12">producer signaling consumer to wake up</text:p>
      <text:p text:style-name="P12">producer releasing lock on critical region</text:p>
      <text:p text:style-name="P12">producer locking critical region</text:p>
      <text:p text:style-name="P12">consumer consuming element 19</text:p>
      <text:p text:style-name="P12">consumer signaling producer to wake up</text:p>
      <text:p text:style-name="P12">consumer releasing lock on critical region</text:p>
      <text:p text:style-name="P12">consumer locking critical region</text:p>
      <text:p text:style-name="P12">consumer consuming element 18</text:p>
      <text:p text:style-name="P12">consumer signaling producer to wake up</text:p>
      <text:p text:style-name="P12">consumer releasing lock on critical region</text:p>
      <text:p text:style-name="P12">consumer locking critical region</text:p>
      <text:p text:style-name="P12">consumer consuming element 17</text:p>
      <text:p text:style-name="P12">consumer signaling producer to wake up</text:p>
      <text:p text:style-name="P12">consumer releasing lock on critical region</text:p>
      <text:p text:style-name="P12">consumer locking critical region</text:p>
      <text:p text:style-name="P12">consumer consuming element 16</text:p>
      <text:p text:style-name="P12">consumer signaling producer to wake up</text:p>
      <text:p text:style-name="P12">consumer releasing lock on critical region</text:p>
      <text:p text:style-name="P12">consumer locking critical region</text:p>
      <text:p text:style-name="P12">consumer consuming element 15</text:p>
      <text:p text:style-name="P12">consumer signaling producer to wake up</text:p>
      <text:p text:style-name="P12">consumer releasing lock on critical region</text:p>
      <text:p text:style-name="P12">consumer locking critical region</text:p>
      <text:p text:style-name="P12">consumer consuming element 14</text:p>
      <text:p text:style-name="P12">consumer signaling producer to wake up</text:p>
      <text:p text:style-name="P12">consumer releasing lock on critical region</text:p>
      <text:p text:style-name="P12">consumer locking critical region</text:p>
      <text:p text:style-name="P12">consumer consuming element 13</text:p>
      <text:p text:style-name="P12">consumer signaling producer to wake up</text:p>
      <text:p text:style-name="P12">consumer releasing lock on critical region</text:p>
      <text:p text:style-name="P12">consumer locking critical region</text:p>
      <text:p text:style-name="P12">consumer consuming element 12</text:p>
      <text:p text:style-name="P12">consumer signaling producer to wake up</text:p>
      <text:p text:style-name="P12">consumer releasing lock on critical region</text:p>
      <text:p text:style-name="P12">consumer locking critical region</text:p>
      <text:p text:style-name="P12">consumer consuming element 11</text:p>
      <text:p text:style-name="P12">consumer signaling producer to wake up</text:p>
      <text:p text:style-name="P12"><text:soft-page-break/>consumer releasing lock on critical region</text:p>
      <text:p text:style-name="P12">consumer locking critical region</text:p>
      <text:p text:style-name="P12">consumer consuming element 10</text:p>
      <text:p text:style-name="P12">consumer signaling producer to wake up</text:p>
      <text:p text:style-name="P12">consumer releasing lock on critical region</text:p>
      <text:p text:style-name="P12">consumer locking critical region</text:p>
      <text:p text:style-name="P12">consumer consuming element 9</text:p>
      <text:p text:style-name="P12">consumer signaling producer to wake up</text:p>
      <text:p text:style-name="P12">consumer releasing lock on critical region</text:p>
      <text:p text:style-name="P12">consumer locking critical region</text:p>
      <text:p text:style-name="P12">consumer consuming element 8</text:p>
      <text:p text:style-name="P12">consumer signaling producer to wake up</text:p>
      <text:p text:style-name="P12">consumer releasing lock on critical region</text:p>
      <text:p text:style-name="P12">consumer locking critical region</text:p>
      <text:p text:style-name="P12">consumer consuming element 7</text:p>
      <text:p text:style-name="P12">consumer signaling producer to wake up</text:p>
      <text:p text:style-name="P12">consumer releasing lock on critical region</text:p>
      <text:p text:style-name="P12">consumer locking critical region</text:p>
      <text:p text:style-name="P12">consumer consuming element 6</text:p>
      <text:p text:style-name="P12">consumer signaling producer to wake up</text:p>
      <text:p text:style-name="P12">consumer releasing lock on critical region</text:p>
      <text:p text:style-name="P12">consumer locking critical region</text:p>
      <text:p text:style-name="P12">consumer consuming element 5</text:p>
      <text:p text:style-name="P12">consumer signaling producer to wake up</text:p>
      <text:p text:style-name="P12">consumer releasing lock on critical region</text:p>
      <text:p text:style-name="P12">consumer locking critical region</text:p>
      <text:p text:style-name="P12">consumer consuming element 4</text:p>
      <text:p text:style-name="P12">consumer signaling producer to wake up</text:p>
      <text:p text:style-name="P12">consumer releasing lock on critical region</text:p>
      <text:p text:style-name="P12">consumer locking critical region</text:p>
      <text:p text:style-name="P12">consumer consuming element 3</text:p>
      <text:p text:style-name="P12">consumer signaling producer to wake up</text:p>
      <text:p text:style-name="P12">consumer releasing lock on critical region</text:p>
      <text:p text:style-name="P12">consumer locking critical region</text:p>
      <text:p text:style-name="P12">consumer consuming element 2</text:p>
      <text:p text:style-name="P12">consumer signaling producer to wake up</text:p>
      <text:p text:style-name="P12">consumer releasing lock on critical region</text:p>
      <text:p text:style-name="P12">consumer locking critical region</text:p>
      <text:p text:style-name="P12">consumer consuming element 1</text:p>
      <text:p text:style-name="P12">consumer signaling producer to wake up</text:p>
      <text:p text:style-name="P12">consumer releasing lock on critical region</text:p>
      <text:p text:style-name="P12">consumer locking critical region</text:p>
      <text:p text:style-name="P12">consumer consuming element 0</text:p>
      <text:p text:style-name="P12">consumer signaling producer to wake up</text:p>
      <text:p text:style-name="P12">consumer releasing lock on critical region</text:p>
      <text:p text:style-name="P12">consumer locking critical region</text:p>
      <text:p text:style-name="P12">buffer is empty, consumer sleeping</text:p>
      <text:p text:style-name="P12">producer producing element 0</text:p>
      <text:p text:style-name="P12">producer signaling consumer to wake up</text:p>
      <text:p text:style-name="P12"><text:soft-page-break/>producer releasing lock on critical region</text:p>
      <text:p text:style-name="P12">producer locking critical region</text:p>
      <text:p text:style-name="P12">producer producing element 1</text:p>
      <text:p text:style-name="P12">producer signaling consumer to wake up</text:p>
      <text:p text:style-name="P12">producer releasing lock on critical region</text:p>
      <text:p text:style-name="P12">producer locking critical region</text:p>
      <text:p text:style-name="P12">producer producing element 2</text:p>
      <text:p text:style-name="P12">producer signaling consumer to wake up</text:p>
      <text:p text:style-name="P12">producer releasing lock on critical region</text:p>
      <text:p text:style-name="P12">producer locking critical region</text:p>
      <text:p text:style-name="P12">producer producing element 3</text:p>
      <text:p text:style-name="P12">producer signaling consumer to wake up</text:p>
      <text:p text:style-name="P12">producer releasing lock on critical region</text:p>
      <text:p text:style-name="P12">producer locking critical region</text:p>
      <text:p text:style-name="P12">producer producing element 4</text:p>
      <text:p text:style-name="P12">producer signaling consumer to wake up</text:p>
      <text:p text:style-name="P12">producer releasing lock on critical region</text:p>
      <text:p text:style-name="P12">producer locking critical region</text:p>
      <text:p text:style-name="P12">producer producing element 5</text:p>
      <text:p text:style-name="P12">producer signaling consumer to wake up</text:p>
      <text:p text:style-name="P12">producer releasing lock on critical region</text:p>
      <text:p text:style-name="P12">producer locking critical region</text:p>
      <text:p text:style-name="P12">producer producing element 6</text:p>
      <text:p text:style-name="P12">producer signaling consumer to wake up</text:p>
      <text:p text:style-name="P12">producer releasing lock on critical region</text:p>
      <text:p text:style-name="P12">producer locking critical region</text:p>
      <text:p text:style-name="P12">producer producing element 7</text:p>
      <text:p text:style-name="P12">producer signaling consumer to wake up</text:p>
      <text:p text:style-name="P12">producer releasing lock on critical region</text:p>
      <text:p text:style-name="P12">producer locking critical region</text:p>
      <text:p text:style-name="P12">producer producing element 8</text:p>
      <text:p text:style-name="P12">producer signaling consumer to wake up</text:p>
      <text:p text:style-name="P12">producer releasing lock on critical region</text:p>
      <text:p text:style-name="P12">producer locking critical region</text:p>
      <text:p text:style-name="P12">producer producing element 9</text:p>
      <text:p text:style-name="P12">producer signaling consumer to wake up</text:p>
      <text:p text:style-name="P12">producer releasing lock on critical region</text:p>
      <text:p text:style-name="P12">producer locking critical region</text:p>
      <text:p text:style-name="P12">producer producing element 10</text:p>
      <text:p text:style-name="P12">producer signaling consumer to wake up</text:p>
      <text:p text:style-name="P12">producer releasing lock on critical region</text:p>
      <text:p text:style-name="P12">producer locking critical region</text:p>
      <text:p text:style-name="P12">producer producing element 11</text:p>
      <text:p text:style-name="P12">producer signaling consumer to wake up</text:p>
      <text:p text:style-name="P12">producer releasing lock on critical region</text:p>
      <text:p text:style-name="P12">producer locking critical region</text:p>
      <text:p text:style-name="P12">producer producing element 12</text:p>
      <text:p text:style-name="P12">producer signaling consumer to wake up</text:p>
      <text:p text:style-name="P12">producer releasing lock on critical region</text:p>
      <text:p text:style-name="P12"><text:soft-page-break/>producer locking critical region</text:p>
      <text:p text:style-name="P12">producer producing element 13</text:p>
      <text:p text:style-name="P12">producer signaling consumer to wake up</text:p>
      <text:p text:style-name="P12">producer releasing lock on critical region</text:p>
      <text:p text:style-name="P12">producer locking critical region</text:p>
      <text:p text:style-name="P12">producer producing element 14</text:p>
      <text:p text:style-name="P12">producer signaling consumer to wake up</text:p>
      <text:p text:style-name="P12">producer releasing lock on critical region</text:p>
      <text:p text:style-name="P12">producer locking critical region</text:p>
      <text:p text:style-name="P12">producer producing element 15</text:p>
      <text:p text:style-name="P12">producer signaling consumer to wake up</text:p>
      <text:p text:style-name="P12">producer releasing lock on critical region</text:p>
      <text:p text:style-name="P12">producer locking critical region</text:p>
      <text:p text:style-name="P12">producer producing element 16</text:p>
      <text:p text:style-name="P12">producer signaling consumer to wake up</text:p>
      <text:p text:style-name="P12">producer releasing lock on critical region</text:p>
      <text:p text:style-name="P12">producer locking critical region</text:p>
      <text:p text:style-name="P12">producer producing element 17</text:p>
      <text:p text:style-name="P12">producer signaling consumer to wake up</text:p>
      <text:p text:style-name="P12">producer releasing lock on critical region</text:p>
      <text:p text:style-name="P12">producer locking critical region</text:p>
      <text:p text:style-name="P12">producer producing element 18</text:p>
      <text:p text:style-name="P12">producer signaling consumer to wake up</text:p>
      <text:p text:style-name="P12">producer releasing lock on critical region</text:p>
      <text:p text:style-name="P12">producer locking critical region</text:p>
      <text:p text:style-name="P12">producer producing element 19</text:p>
      <text:p text:style-name="P12">producer signaling consumer to wake up</text:p>
      <text:p text:style-name="P12">producer releasing lock on critical region</text:p>
      <text:p text:style-name="P12">producer locking critical region</text:p>
      <text:p text:style-name="P12">producer producing element 20</text:p>
      <text:p text:style-name="P12">producer signaling consumer to wake up</text:p>
      <text:p text:style-name="P12">producer releasing lock on critical region</text:p>
      <text:p text:style-name="P12">producer locking critical region</text:p>
      <text:p text:style-name="P12">producer producing element 21</text:p>
      <text:p text:style-name="P12">producer signaling consumer to wake up</text:p>
      <text:p text:style-name="P12">producer releasing lock on critical region</text:p>
      <text:p text:style-name="P12">producer locking critical region</text:p>
      <text:p text:style-name="P12">producer producing element 22</text:p>
      <text:p text:style-name="P12">producer signaling consumer to wake up</text:p>
      <text:p text:style-name="P12">producer releasing lock on critical region</text:p>
      <text:p text:style-name="P12">producer locking critical region</text:p>
      <text:p text:style-name="P12">producer producing element 23</text:p>
      <text:p text:style-name="P12">producer signaling consumer to wake up</text:p>
      <text:p text:style-name="P12">producer releasing lock on critical region</text:p>
      <text:p text:style-name="P12">producer locking critical region</text:p>
      <text:p text:style-name="P12">producer producing element 24</text:p>
      <text:p text:style-name="P12">producer signaling consumer to wake up</text:p>
      <text:p text:style-name="P12">producer releasing lock on critical region</text:p>
      <text:p text:style-name="P12">producer locking critical region</text:p>
      <text:p text:style-name="P12"><text:soft-page-break/>producer producing element 25</text:p>
      <text:p text:style-name="P12">producer signaling consumer to wake up</text:p>
      <text:p text:style-name="P12">producer releasing lock on critical region</text:p>
      <text:p text:style-name="P12">producer locking critical region</text:p>
      <text:p text:style-name="P12">producer producing element 26</text:p>
      <text:p text:style-name="P12">producer signaling consumer to wake up</text:p>
      <text:p text:style-name="P12">producer releasing lock on critical region</text:p>
      <text:p text:style-name="P12">producer locking critical region</text:p>
      <text:p text:style-name="P12">producer producing element 27</text:p>
      <text:p text:style-name="P12">producer signaling consumer to wake up</text:p>
      <text:p text:style-name="P12">producer releasing lock on critical region</text:p>
      <text:p text:style-name="P12">producer locking critical region</text:p>
      <text:p text:style-name="P12">producer producing element 28</text:p>
      <text:p text:style-name="P12">producer signaling consumer to wake up</text:p>
      <text:p text:style-name="P12">producer releasing lock on critical region</text:p>
      <text:p text:style-name="P12">producer locking critical region</text:p>
      <text:p text:style-name="P12">producer producing element 29</text:p>
      <text:p text:style-name="P12">producer signaling consumer to wake up</text:p>
      <text:p text:style-name="P12">producer releasing lock on critical region</text:p>
      <text:p text:style-name="P12">producer locking critical region</text:p>
      <text:p text:style-name="P12">producer producing element 30</text:p>
      <text:p text:style-name="P12">producer signaling consumer to wake up</text:p>
      <text:p text:style-name="P12">producer releasing lock on critical region</text:p>
      <text:p text:style-name="P12">producer locking critical region</text:p>
      <text:p text:style-name="P12">producer producing element 31</text:p>
      <text:p text:style-name="P12">producer signaling consumer to wake up</text:p>
      <text:p text:style-name="P12">producer releasing lock on critical region</text:p>
      <text:p text:style-name="P12">producer locking critical region</text:p>
      <text:p text:style-name="P12">producer producing element 32</text:p>
      <text:p text:style-name="P12">producer signaling consumer to wake up</text:p>
      <text:p text:style-name="P12">producer releasing lock on critical region</text:p>
      <text:p text:style-name="P12">producer locking critical region</text:p>
      <text:p text:style-name="P12">producer producing element 33</text:p>
      <text:p text:style-name="P12">producer signaling consumer to wake up</text:p>
      <text:p text:style-name="P12">producer releasing lock on critical region</text:p>
      <text:p text:style-name="P12">producer locking critical region</text:p>
      <text:p text:style-name="P12">producer producing element 34</text:p>
      <text:p text:style-name="P12">producer signaling consumer to wake up</text:p>
      <text:p text:style-name="P12">producer releasing lock on critical region</text:p>
      <text:p text:style-name="P12"/>
      <text:p text:style-name="P21"><text:span text:style-name="T6">Problem</text:span> 6 <text:span text:style-name="T7">Output &amp; Answers:</text:span></text:p>
      <text:p text:style-name="P12"/>
      <text:p text:style-name="P13">consumer consuming element 100</text:p>
      <text:p text:style-name="P13">consumer signaling producer(s) to wake up</text:p>
      <text:p text:style-name="P13">consumer releasing lock on critical region</text:p>
      <text:p text:style-name="P13">producer2 producing element 99</text:p>
      <text:p text:style-name="P13">producer2 signaling consumer to wake up</text:p>
      <text:p text:style-name="P13">producer2 releasing lock on critical region</text:p>
      <text:p text:style-name="P13">producer2 locking critical region</text:p>
      <text:p text:style-name="P13"><text:soft-page-break/>buffer not empty, producer2 sleeping</text:p>
      <text:p text:style-name="P13">buffer not empty, producer sleeping</text:p>
      <text:p text:style-name="P13">consumer locking critical region</text:p>
      <text:p text:style-name="P13">consumer consuming element 100</text:p>
      <text:p text:style-name="P13">consumer signaling producer(s) to wake up</text:p>
      <text:p text:style-name="P13">consumer releasing lock on critical region</text:p>
      <text:p text:style-name="P13">producer producing element 99</text:p>
      <text:p text:style-name="P13">producer signaling consumer to wake up</text:p>
      <text:p text:style-name="P13">producer releasing lock on critical region</text:p>
      <text:p text:style-name="P13">buffer not empty, producer2 sleeping</text:p>
      <text:p text:style-name="P13">producer locking critical region</text:p>
      <text:p text:style-name="P13">buffer not empty, producer sleeping</text:p>
      <text:p text:style-name="P13">consumer locking critical region</text:p>
      <text:p text:style-name="P13">consumer consuming element 100</text:p>
      <text:p text:style-name="P13">consumer signaling producer(s) to wake up</text:p>
      <text:p text:style-name="P13">consumer releasing lock on critical region</text:p>
      <text:p text:style-name="P13">producer producing element 99</text:p>
      <text:p text:style-name="P13">producer signaling consumer to wake up</text:p>
      <text:p text:style-name="P13">producer releasing lock on critical region</text:p>
      <text:p text:style-name="P13">buffer not empty, producer2 sleeping</text:p>
      <text:p text:style-name="P13">producer locking critical region</text:p>
      <text:p text:style-name="P13">buffer not empty, producer sleeping</text:p>
      <text:p text:style-name="P13">consumer locking critical region</text:p>
      <text:p text:style-name="P13">consumer consuming element 100</text:p>
      <text:p text:style-name="P13">consumer signaling producer(s) to wake up</text:p>
      <text:p text:style-name="P13">consumer releasing lock on critical region</text:p>
      <text:p text:style-name="P13">producer2 producing element 99</text:p>
      <text:p text:style-name="P13">producer2 signaling consumer to wake up</text:p>
      <text:p text:style-name="P13">producer2 releasing lock on critical region</text:p>
      <text:p text:style-name="P13">producer2 locking critical region</text:p>
      <text:p text:style-name="P13">buffer not empty, producer2 sleeping</text:p>
      <text:p text:style-name="P13">buffer not empty, producer sleeping</text:p>
      <text:p text:style-name="P13">consumer locking critical region</text:p>
      <text:p text:style-name="P13">consumer consuming element 100</text:p>
      <text:p text:style-name="P13">consumer signaling producer(s) to wake up</text:p>
      <text:p text:style-name="P13">consumer releasing lock on critical region</text:p>
      <text:p text:style-name="P13">producer producing element 99</text:p>
      <text:p text:style-name="P13">producer signaling consumer to wake up</text:p>
      <text:p text:style-name="P13">producer releasing lock on critical region</text:p>
      <text:p text:style-name="P13">buffer not empty, producer2 sleeping</text:p>
      <text:p text:style-name="P13">producer locking critical region</text:p>
      <text:p text:style-name="P13">buffer not empty, producer sleeping</text:p>
      <text:p text:style-name="P13">consumer locking critical region</text:p>
      <text:p text:style-name="P13">consumer consuming element 100</text:p>
      <text:p text:style-name="P13">consumer signaling producer(s) to wake up</text:p>
      <text:p text:style-name="P13">consumer releasing lock on critical region</text:p>
      <text:p text:style-name="P13">producer producing element 99</text:p>
      <text:p text:style-name="P13">producer signaling consumer to wake up</text:p>
      <text:p text:style-name="P13">producer releasing lock on critical region</text:p>
      <text:p text:style-name="P13"><text:soft-page-break/>buffer not empty, producer2 sleeping</text:p>
      <text:p text:style-name="P13">producer locking critical region</text:p>
      <text:p text:style-name="P13">buffer not empty, producer sleeping</text:p>
      <text:p text:style-name="P13">consumer locking critical region</text:p>
      <text:p text:style-name="P13">consumer consuming element 100</text:p>
      <text:p text:style-name="P13">consumer signaling producer(s) to wake up</text:p>
      <text:p text:style-name="P13">consumer releasing lock on critical region</text:p>
      <text:p text:style-name="P13">producer2 producing element 99</text:p>
      <text:p text:style-name="P13">producer2 signaling consumer to wake up</text:p>
      <text:p text:style-name="P13">producer2 releasing lock on critical region</text:p>
      <text:p text:style-name="P13">producer2 locking critical region</text:p>
      <text:p text:style-name="P13">buffer not empty, producer2 sleeping</text:p>
      <text:p text:style-name="P13">buffer not empty, producer sleeping</text:p>
      <text:p text:style-name="P13">consumer locking critical region</text:p>
      <text:p text:style-name="P13">consumer consuming element 100</text:p>
      <text:p text:style-name="P13">consumer signaling producer(s) to wake up</text:p>
      <text:p text:style-name="P13">consumer releasing lock on critical region</text:p>
      <text:p text:style-name="P13">producer producing element 99</text:p>
      <text:p text:style-name="P13">producer signaling consumer to wake up</text:p>
      <text:p text:style-name="P13">producer releasing lock on critical region</text:p>
      <text:p text:style-name="P13">buffer not empty, producer2 sleeping</text:p>
      <text:p text:style-name="P13">producer locking critical region</text:p>
      <text:p text:style-name="P13">buffer not empty, producer sleeping</text:p>
      <text:p text:style-name="P13">consumer locking critical region</text:p>
      <text:p text:style-name="P13">consumer consuming element 100</text:p>
      <text:p text:style-name="P13">consumer signaling producer(s) to wake up</text:p>
      <text:p text:style-name="P13">consumer releasing lock on critical region</text:p>
      <text:p text:style-name="P13">producer producing element 99</text:p>
      <text:p text:style-name="P13">producer signaling consumer to wake up</text:p>
      <text:p text:style-name="P13">producer releasing lock on critical region</text:p>
      <text:p text:style-name="P13">buffer not empty, producer2 sleeping</text:p>
      <text:p text:style-name="P13">producer locking critical region</text:p>
      <text:p text:style-name="P13">buffer not empty, producer sleeping</text:p>
      <text:p text:style-name="P13">consumer locking critical region</text:p>
      <text:p text:style-name="P13">consumer consuming element 100</text:p>
      <text:p text:style-name="P13">consumer signaling producer(s) to wake up</text:p>
      <text:p text:style-name="P13">consumer releasing lock on critical region</text:p>
      <text:p text:style-name="P13"/>
      <text:p text:style-name="P22">Q) Comment on behavior. Was it expected? Where there problems? Could the consumer keep up?</text:p>
      <text:p text:style-name="P14"/>
      <text:p text:style-name="P14">For the most part the behavior of the output is what I expected to be. I didn't have any problems adding the code for the second producer. I just added new function calls and variables for the new producer. I'm not sure if the order <text:span text:style-name="T8">of </text:span>creation/join on the threads has any effect here. The producers definitely overpower<text:span text:style-name="T8">s</text:span> the consumer in this problem. They ended up spending most of their time sleeping as they filled the buffer quickly and kept it there. A strange printing, most likely from a variable that is off in counting shows up. Where the consumer consumes element 100. There is no element 100 in the array. It should have stopped at 9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1T15:16:59.291591498</meta:creation-date>
    <meta:generator>LibreOffice/4.2.6.3$Linux_X86_64 LibreOffice_project/420m0$Build-3</meta:generator>
    <dc:date>2014-10-22T04:04:30.933287753</dc:date>
    <meta:editing-duration>PT9H11M10S</meta:editing-duration>
    <meta:editing-cycles>12</meta:editing-cycles>
    <meta:document-statistic meta:table-count="0" meta:image-count="0" meta:object-count="0" meta:page-count="14" meta:paragraph-count="636" meta:word-count="3665" meta:character-count="25492" meta:non-whitespace-character-count="21834"/>
  </office:meta>
</office:document-meta>
</file>